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CellDecorator.buildSortLink( JspContext jspContext , HeaderCellModel cell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ortedCellDecorator.decorate( JspContext jspContext , AbstractRenderAppender appender , CellModel cell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rtedCellDecorator.SortedCellDecorator( CellDecorator 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